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798644" calcext:value-type="float">
            <text:p>2.798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14187" calcext:value-type="float">
            <text:p>4.014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51711" calcext:value-type="float">
            <text:p>4.051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507" calcext:value-type="float">
            <text:p>3.395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22782" calcext:value-type="float">
            <text:p>4.122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.490497" calcext:value-type="float">
            <text:p>4.490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02321" calcext:value-type="float">
            <text:p>3.702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96515" calcext:value-type="float">
            <text:p>3.496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79992" calcext:value-type="float">
            <text:p>3.479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6245" calcext:value-type="float">
            <text:p>3.936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593" calcext:value-type="float">
            <text:p>3.58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118" calcext:value-type="float">
            <text:p>3.128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4526" calcext:value-type="float">
            <text:p>3.834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353786" calcext:value-type="float">
            <text:p>4.353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00887" calcext:value-type="float">
            <text:p>3.500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70265" calcext:value-type="float">
            <text:p>3.870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22373" calcext:value-type="float">
            <text:p>4.6223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40297" calcext:value-type="float">
            <text:p>5.3402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654712" calcext:value-type="float">
            <text:p>4.6547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089006" calcext:value-type="float">
            <text:p>4.089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75515" calcext:value-type="float">
            <text:p>3.575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634148" calcext:value-type="float">
            <text:p>3.634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8614" calcext:value-type="float">
            <text:p>3.28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031197" calcext:value-type="float">
            <text:p>4.0311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81583" calcext:value-type="float">
            <text:p>3.7815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94937" calcext:value-type="float">
            <text:p>3.4949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22846" calcext:value-type="float">
            <text:p>3.5228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397683" calcext:value-type="float">
            <text:p>3.3976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223021" calcext:value-type="float">
            <text:p>4.223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61881" calcext:value-type="float">
            <text:p>3.5618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53727" calcext:value-type="float">
            <text:p>3.553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38906" calcext:value-type="float">
            <text:p>3.838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94747" calcext:value-type="float">
            <text:p>3.3947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547804" calcext:value-type="float">
            <text:p>3.547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2103" calcext:value-type="float">
            <text:p>3.22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64598" calcext:value-type="float">
            <text:p>3.1645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90037" calcext:value-type="float">
            <text:p>2.9900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142481" calcext:value-type="float">
            <text:p>3.142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3.151141" calcext:value-type="float">
            <text:p>3.1511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82263" calcext:value-type="float">
            <text:p>3.6822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242541" calcext:value-type="float">
            <text:p>3.2425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5986" calcext:value-type="float">
            <text:p>2.859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07492" calcext:value-type="float">
            <text:p>3.3074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53533" calcext:value-type="float">
            <text:p>3.0535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68373" calcext:value-type="float">
            <text:p>3.1683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06682" calcext:value-type="float">
            <text:p>3.6066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821463" calcext:value-type="float">
            <text:p>2.8214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67866" calcext:value-type="float">
            <text:p>3.7678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98557" calcext:value-type="float">
            <text:p>3.6985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969532" calcext:value-type="float">
            <text:p>2.9695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38869" calcext:value-type="float">
            <text:p>3.5388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84454" calcext:value-type="float">
            <text:p>3.844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8381" calcext:value-type="float">
            <text:p>3.683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904203" calcext:value-type="float">
            <text:p>3.9042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380441" calcext:value-type="float">
            <text:p>3.3804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426115" calcext:value-type="float">
            <text:p>2.426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514968" calcext:value-type="float">
            <text:p>2.5149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141096" calcext:value-type="float">
            <text:p>3.1410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2579" calcext:value-type="float">
            <text:p>4.372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267032" calcext:value-type="float">
            <text:p>3.2670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1607" calcext:value-type="float">
            <text:p>3.216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5506" calcext:value-type="float">
            <text:p>2.955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256887" calcext:value-type="float">
            <text:p>5.2568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.185865" calcext:value-type="float">
            <text:p>4.1858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047953" calcext:value-type="float">
            <text:p>4.0479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18828" calcext:value-type="float">
            <text:p>4.4188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34013" calcext:value-type="float">
            <text:p>3.9340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34413" calcext:value-type="float">
            <text:p>3.7344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42642" calcext:value-type="float">
            <text:p>3.8426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34617" calcext:value-type="float">
            <text:p>3.2346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27843" calcext:value-type="float">
            <text:p>3.27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05193" calcext:value-type="float">
            <text:p>3.7051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260384" calcext:value-type="float">
            <text:p>3.2603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394363" calcext:value-type="float">
            <text:p>3.3943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61899" calcext:value-type="float">
            <text:p>3.3618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82964" calcext:value-type="float">
            <text:p>3.4829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65011" calcext:value-type="float">
            <text:p>3.3650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04741" calcext:value-type="float">
            <text:p>3.5047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54507" calcext:value-type="float">
            <text:p>3.6545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35892" calcext:value-type="float">
            <text:p>3.2358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741157" calcext:value-type="float">
            <text:p>2.7411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36899" calcext:value-type="float">
            <text:p>3.2368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027164" calcext:value-type="float">
            <text:p>3.027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798644" calcext:value-type="float">
            <text:p>2.7986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14187" calcext:value-type="float">
            <text:p>4.0141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51711" calcext:value-type="float">
            <text:p>4.0517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507" calcext:value-type="float">
            <text:p>3.3955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22782" calcext:value-type="float">
            <text:p>4.122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.490497" calcext:value-type="float">
            <text:p>4.4904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02321" calcext:value-type="float">
            <text:p>3.7023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96515" calcext:value-type="float">
            <text:p>3.4965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79992" calcext:value-type="float">
            <text:p>3.4799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6245" calcext:value-type="float">
            <text:p>3.9362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593" calcext:value-type="float">
            <text:p>3.585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118" calcext:value-type="float">
            <text:p>3.128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4526" calcext:value-type="float">
            <text:p>3.8345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.353786" calcext:value-type="float">
            <text:p>4.3537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00887" calcext:value-type="float">
            <text:p>3.5008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70265" calcext:value-type="float">
            <text:p>3.8702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22373" calcext:value-type="float">
            <text:p>4.6223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40297" calcext:value-type="float">
            <text:p>5.3402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654712" calcext:value-type="float">
            <text:p>4.6547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089006" calcext:value-type="float">
            <text:p>4.0890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75515" calcext:value-type="float">
            <text:p>3.5755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634148" calcext:value-type="float">
            <text:p>3.6341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8614" calcext:value-type="float">
            <text:p>3.286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031197" calcext:value-type="float">
            <text:p>4.0311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81583" calcext:value-type="float">
            <text:p>3.7815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94937" calcext:value-type="float">
            <text:p>3.4949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22846" calcext:value-type="float">
            <text:p>3.5228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397683" calcext:value-type="float">
            <text:p>3.3976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223021" calcext:value-type="float">
            <text:p>4.2230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61881" calcext:value-type="float">
            <text:p>3.5618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53727" calcext:value-type="float">
            <text:p>3.5537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38906" calcext:value-type="float">
            <text:p>3.8389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94747" calcext:value-type="float">
            <text:p>3.394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547804" calcext:value-type="float">
            <text:p>3.5478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2103" calcext:value-type="float">
            <text:p>3.221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64598" calcext:value-type="float">
            <text:p>3.1645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90037" calcext:value-type="float">
            <text:p>2.9900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142481" calcext:value-type="float">
            <text:p>3.1424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3.151141" calcext:value-type="float">
            <text:p>3.1511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82263" calcext:value-type="float">
            <text:p>3.6822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242541" calcext:value-type="float">
            <text:p>3.2425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5986" calcext:value-type="float">
            <text:p>2.859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07492" calcext:value-type="float">
            <text:p>3.3074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53533" calcext:value-type="float">
            <text:p>3.0535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68373" calcext:value-type="float">
            <text:p>3.1683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06682" calcext:value-type="float">
            <text:p>3.6066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821463" calcext:value-type="float">
            <text:p>2.8214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67866" calcext:value-type="float">
            <text:p>3.7678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98557" calcext:value-type="float">
            <text:p>3.6985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969532" calcext:value-type="float">
            <text:p>2.9695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38869" calcext:value-type="float">
            <text:p>3.5388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84454" calcext:value-type="float">
            <text:p>3.844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8381" calcext:value-type="float">
            <text:p>3.68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904203" calcext:value-type="float">
            <text:p>3.9042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380441" calcext:value-type="float">
            <text:p>3.3804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426115" calcext:value-type="float">
            <text:p>2.4261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514968" calcext:value-type="float">
            <text:p>2.5149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141096" calcext:value-type="float">
            <text:p>3.1410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2579" calcext:value-type="float">
            <text:p>4.3725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267032" calcext:value-type="float">
            <text:p>3.2670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1607" calcext:value-type="float">
            <text:p>3.216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5506" calcext:value-type="float">
            <text:p>2.955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256887" calcext:value-type="float">
            <text:p>5.2568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.185865" calcext:value-type="float">
            <text:p>4.1858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047953" calcext:value-type="float">
            <text:p>4.0479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18828" calcext:value-type="float">
            <text:p>4.4188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34013" calcext:value-type="float">
            <text:p>3.9340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34413" calcext:value-type="float">
            <text:p>3.7344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42642" calcext:value-type="float">
            <text:p>3.8426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34617" calcext:value-type="float">
            <text:p>3.2346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27843" calcext:value-type="float">
            <text:p>3.278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05193" calcext:value-type="float">
            <text:p>3.7051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260384" calcext:value-type="float">
            <text:p>3.2603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394363" calcext:value-type="float">
            <text:p>3.394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61899" calcext:value-type="float">
            <text:p>3.3618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82964" calcext:value-type="float">
            <text:p>3.4829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65011" calcext:value-type="float">
            <text:p>3.3650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04741" calcext:value-type="float">
            <text:p>3.5047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54507" calcext:value-type="float">
            <text:p>3.6545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35892" calcext:value-type="float">
            <text:p>3.2358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741157" calcext:value-type="float">
            <text:p>2.741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36899" calcext:value-type="float">
            <text:p>3.236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027164" calcext:value-type="float">
            <text:p>3.027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798644" calcext:value-type="float">
            <text:p>2.7986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14187" calcext:value-type="float">
            <text:p>4.0141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51711" calcext:value-type="float">
            <text:p>4.0517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507" calcext:value-type="float">
            <text:p>3.3955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22782" calcext:value-type="float">
            <text:p>4.1227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4.490497" calcext:value-type="float">
            <text:p>4.4904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02321" calcext:value-type="float">
            <text:p>3.7023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96515" calcext:value-type="float">
            <text:p>3.4965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79992" calcext:value-type="float">
            <text:p>3.4799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6245" calcext:value-type="float">
            <text:p>3.9362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593" calcext:value-type="float">
            <text:p>3.585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118" calcext:value-type="float">
            <text:p>3.1281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4526" calcext:value-type="float">
            <text:p>3.8345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4.353786" calcext:value-type="float">
            <text:p>4.3537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00887" calcext:value-type="float">
            <text:p>3.5008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70265" calcext:value-type="float">
            <text:p>3.8702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22373" calcext:value-type="float">
            <text:p>4.62237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40297" calcext:value-type="float">
            <text:p>5.3402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7.259267" calcext:value-type="float">
            <text:p>27.2592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0.791617" calcext:value-type="float">
            <text:p>20.7916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4.638478" calcext:value-type="float">
            <text:p>4.6384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.87427" calcext:value-type="float">
            <text:p>2.874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.441448" calcext:value-type="float">
            <text:p>2.4414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.228995" calcext:value-type="float">
            <text:p>2.2289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.1097" calcext:value-type="float">
            <text:p>2.10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.061509" calcext:value-type="float">
            <text:p>2.0615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.042594" calcext:value-type="float">
            <text:p>2.0425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.021271" calcext:value-type="float">
            <text:p>2.0212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1.992712" calcext:value-type="float">
            <text:p>1.9927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1.956542" calcext:value-type="float">
            <text:p>1.9565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1.918206" calcext:value-type="float">
            <text:p>1.9182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1.879082" calcext:value-type="float">
            <text:p>1.8790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1.839757" calcext:value-type="float">
            <text:p>1.8397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.803249" calcext:value-type="float">
            <text:p>1.8032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1.769124" calcext:value-type="float">
            <text:p>1.7691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1.736228" calcext:value-type="float">
            <text:p>1.736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1.704964" calcext:value-type="float">
            <text:p>1.7049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1.675197" calcext:value-type="float">
            <text:p>1.6751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1.646807" calcext:value-type="float">
            <text:p>1.6468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69.172073" calcext:value-type="float">
            <text:p>69.1720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2.588472" calcext:value-type="float">
            <text:p>32.5884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95422" calcext:value-type="float">
            <text:p>3.0954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74135" calcext:value-type="float">
            <text:p>3.2741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980181" calcext:value-type="float">
            <text:p>2.9801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27939" calcext:value-type="float">
            <text:p>3.02793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320423" calcext:value-type="float">
            <text:p>3.3204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751527" calcext:value-type="float">
            <text:p>2.7515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627205" calcext:value-type="float">
            <text:p>3.6272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62465" calcext:value-type="float">
            <text:p>3.5624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34365" calcext:value-type="float">
            <text:p>2.6343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111212" calcext:value-type="float">
            <text:p>3.1112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71083" calcext:value-type="float">
            <text:p>3.3710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342927" calcext:value-type="float">
            <text:p>3.3429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03373" calcext:value-type="float">
            <text:p>3.4033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100993" calcext:value-type="float">
            <text:p>3.1009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3257" calcext:value-type="float">
            <text:p>2.32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389835" calcext:value-type="float">
            <text:p>2.3898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037919" calcext:value-type="float">
            <text:p>3.0379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1771" calcext:value-type="float">
            <text:p>4.3717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141506" calcext:value-type="float">
            <text:p>3.1415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066455" calcext:value-type="float">
            <text:p>3.0664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16336" calcext:value-type="float">
            <text:p>2.9163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594026" calcext:value-type="float">
            <text:p>4.5940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4.137972" calcext:value-type="float">
            <text:p>4.1379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979483" calcext:value-type="float">
            <text:p>3.9794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352881" calcext:value-type="float">
            <text:p>4.3528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18185" calcext:value-type="float">
            <text:p>4.181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111549" calcext:value-type="float">
            <text:p>4.1115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12898" calcext:value-type="float">
            <text:p>4.21289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623241" calcext:value-type="float">
            <text:p>4.6232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031565" calcext:value-type="float">
            <text:p>6.0315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9.449405" calcext:value-type="float">
            <text:p>9.4494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76565" calcext:value-type="float">
            <text:p>4.7765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243409" calcext:value-type="float">
            <text:p>4.2434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36312" calcext:value-type="float">
            <text:p>4.1363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997616" calcext:value-type="float">
            <text:p>3.997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664423" calcext:value-type="float">
            <text:p>3.6644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707783" calcext:value-type="float">
            <text:p>3.7077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898709" calcext:value-type="float">
            <text:p>3.8987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65187" calcext:value-type="float">
            <text:p>3.4651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805555" calcext:value-type="float">
            <text:p>2.8055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64209" calcext:value-type="float">
            <text:p>3.3642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48396" calcext:value-type="float">
            <text:p>3.2483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891231" calcext:value-type="float">
            <text:p>2.8912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9569" calcext:value-type="float">
            <text:p>4.095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125839" calcext:value-type="float">
            <text:p>4.1258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75508" calcext:value-type="float">
            <text:p>3.4755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250863" calcext:value-type="float">
            <text:p>4.2508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4.611301" calcext:value-type="float">
            <text:p>4.6113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809222" calcext:value-type="float">
            <text:p>3.8092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6142" calcext:value-type="float">
            <text:p>3.61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5778" calcext:value-type="float">
            <text:p>3.57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5644" calcext:value-type="float">
            <text:p>3.956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629244" calcext:value-type="float">
            <text:p>3.629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73841" calcext:value-type="float">
            <text:p>3.1738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55517" calcext:value-type="float">
            <text:p>3.8555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730435" calcext:value-type="float">
            <text:p>3.7304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5052" calcext:value-type="float">
            <text:p>3.450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486218" calcext:value-type="float">
            <text:p>3.4862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651748" calcext:value-type="float">
            <text:p>4.6517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036087" calcext:value-type="float">
            <text:p>4.0360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03731" calcext:value-type="float">
            <text:p>4.037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071148" calcext:value-type="float">
            <text:p>4.0711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227357" calcext:value-type="float">
            <text:p>3.22735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932071" calcext:value-type="float">
            <text:p>3.9320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597738" calcext:value-type="float">
            <text:p>4.5977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107249" calcext:value-type="float">
            <text:p>4.1072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213783" calcext:value-type="float">
            <text:p>4.2137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401622" calcext:value-type="float">
            <text:p>5.4016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6.091478" calcext:value-type="float">
            <text:p>6.09147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72027" calcext:value-type="float">
            <text:p>4.720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51947" calcext:value-type="float">
            <text:p>4.4519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58173" calcext:value-type="float">
            <text:p>5.581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4.40676" calcext:value-type="float">
            <text:p>4.406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79511" calcext:value-type="float">
            <text:p>3.5795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44671" calcext:value-type="float">
            <text:p>3.8446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70224" calcext:value-type="float">
            <text:p>4.702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137381" calcext:value-type="float">
            <text:p>5.1373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5.390325" calcext:value-type="float">
            <text:p>5.3903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30893" calcext:value-type="float">
            <text:p>4.7308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122859" calcext:value-type="float">
            <text:p>4.1228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72644" calcext:value-type="float">
            <text:p>4.3726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569536" calcext:value-type="float">
            <text:p>3.5695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174675" calcext:value-type="float">
            <text:p>5.1746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24315" calcext:value-type="float">
            <text:p>4.243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900281" calcext:value-type="float">
            <text:p>3.9002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4.060786" calcext:value-type="float">
            <text:p>4.0607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888049" calcext:value-type="float">
            <text:p>3.8880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5.023702" calcext:value-type="float">
            <text:p>5.0237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195567" calcext:value-type="float">
            <text:p>4.1955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206807" calcext:value-type="float">
            <text:p>4.2068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429359" calcext:value-type="float">
            <text:p>4.4293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839212" calcext:value-type="float">
            <text:p>3.8392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853793" calcext:value-type="float">
            <text:p>3.85379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748974" calcext:value-type="float">
            <text:p>3.7489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839968" calcext:value-type="float">
            <text:p>3.8399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64721" calcext:value-type="float">
            <text:p>3.647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740982" calcext:value-type="float">
            <text:p>3.74098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3.684235" calcext:value-type="float">
            <text:p>3.6842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102818" calcext:value-type="float">
            <text:p>4.1028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564962" calcext:value-type="float">
            <text:p>3.5649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95422" calcext:value-type="float">
            <text:p>3.0954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74135" calcext:value-type="float">
            <text:p>3.2741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980181" calcext:value-type="float">
            <text:p>2.9801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27939" calcext:value-type="float">
            <text:p>3.0279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320423" calcext:value-type="float">
            <text:p>3.3204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751527" calcext:value-type="float">
            <text:p>2.7515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627205" calcext:value-type="float">
            <text:p>3.6272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62465" calcext:value-type="float">
            <text:p>3.5624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34365" calcext:value-type="float">
            <text:p>2.6343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111212" calcext:value-type="float">
            <text:p>3.1112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71083" calcext:value-type="float">
            <text:p>3.37108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342927" calcext:value-type="float">
            <text:p>3.3429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03373" calcext:value-type="float">
            <text:p>3.40337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100993" calcext:value-type="float">
            <text:p>3.1009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3257" calcext:value-type="float">
            <text:p>2.32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389835" calcext:value-type="float">
            <text:p>2.3898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042919" calcext:value-type="float">
            <text:p>3.0429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1771" calcext:value-type="float">
            <text:p>4.3717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141506" calcext:value-type="float">
            <text:p>3.1415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066455" calcext:value-type="float">
            <text:p>3.0664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16336" calcext:value-type="float">
            <text:p>2.9163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594026" calcext:value-type="float">
            <text:p>4.5940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4.137972" calcext:value-type="float">
            <text:p>4.1379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979483" calcext:value-type="float">
            <text:p>3.9794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352881" calcext:value-type="float">
            <text:p>4.3528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18185" calcext:value-type="float">
            <text:p>4.181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111549" calcext:value-type="float">
            <text:p>4.1115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12898" calcext:value-type="float">
            <text:p>4.2128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360741" calcext:value-type="float">
            <text:p>4.36074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956565" calcext:value-type="float">
            <text:p>5.95656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9.199405" calcext:value-type="float">
            <text:p>9.1994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76565" calcext:value-type="float">
            <text:p>4.7765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243409" calcext:value-type="float">
            <text:p>4.2434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36312" calcext:value-type="float">
            <text:p>4.1363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997616" calcext:value-type="float">
            <text:p>3.9976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664423" calcext:value-type="float">
            <text:p>3.6644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707783" calcext:value-type="float">
            <text:p>3.70778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898709" calcext:value-type="float">
            <text:p>3.8987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65187" calcext:value-type="float">
            <text:p>3.46518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805555" calcext:value-type="float">
            <text:p>2.8055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64209" calcext:value-type="float">
            <text:p>3.3642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48396" calcext:value-type="float">
            <text:p>3.2483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891231" calcext:value-type="float">
            <text:p>2.8912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9569" calcext:value-type="float">
            <text:p>4.0956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125839" calcext:value-type="float">
            <text:p>4.1258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75508" calcext:value-type="float">
            <text:p>3.4755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250863" calcext:value-type="float">
            <text:p>4.2508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4.611301" calcext:value-type="float">
            <text:p>4.6113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809222" calcext:value-type="float">
            <text:p>3.8092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6142" calcext:value-type="float">
            <text:p>3.61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5778" calcext:value-type="float">
            <text:p>3.57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5644" calcext:value-type="float">
            <text:p>3.956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629244" calcext:value-type="float">
            <text:p>3.6292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73841" calcext:value-type="float">
            <text:p>3.1738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55517" calcext:value-type="float">
            <text:p>3.8555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730435" calcext:value-type="float">
            <text:p>3.7304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5052" calcext:value-type="float">
            <text:p>3.450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486218" calcext:value-type="float">
            <text:p>3.4862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651748" calcext:value-type="float">
            <text:p>4.6517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036087" calcext:value-type="float">
            <text:p>4.0360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03731" calcext:value-type="float">
            <text:p>4.0373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071148" calcext:value-type="float">
            <text:p>4.071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227357" calcext:value-type="float">
            <text:p>3.2273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932071" calcext:value-type="float">
            <text:p>3.9320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597738" calcext:value-type="float">
            <text:p>4.5977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107249" calcext:value-type="float">
            <text:p>4.1072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213783" calcext:value-type="float">
            <text:p>4.2137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377872" calcext:value-type="float">
            <text:p>5.3778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6.075644" calcext:value-type="float">
            <text:p>6.0756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72027" calcext:value-type="float">
            <text:p>4.720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51947" calcext:value-type="float">
            <text:p>4.4519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58173" calcext:value-type="float">
            <text:p>5.581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4.40676" calcext:value-type="float">
            <text:p>4.406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79511" calcext:value-type="float">
            <text:p>3.5795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44671" calcext:value-type="float">
            <text:p>3.8446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70224" calcext:value-type="float">
            <text:p>4.702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137381" calcext:value-type="float">
            <text:p>5.13738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5.390325" calcext:value-type="float">
            <text:p>5.3903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30893" calcext:value-type="float">
            <text:p>4.73089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122859" calcext:value-type="float">
            <text:p>4.1228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72644" calcext:value-type="float">
            <text:p>4.3726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569536" calcext:value-type="float">
            <text:p>3.5695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150491" calcext:value-type="float">
            <text:p>5.1504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215694" calcext:value-type="float">
            <text:p>4.21569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900281" calcext:value-type="float">
            <text:p>3.90028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4.054137" calcext:value-type="float">
            <text:p>4.0541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880681" calcext:value-type="float">
            <text:p>3.88068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5.023702" calcext:value-type="float">
            <text:p>5.0237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194004" calcext:value-type="float">
            <text:p>4.1940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206807" calcext:value-type="float">
            <text:p>4.2068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416859" calcext:value-type="float">
            <text:p>4.4168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839212" calcext:value-type="float">
            <text:p>3.8392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842404" calcext:value-type="float">
            <text:p>3.8424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748974" calcext:value-type="float">
            <text:p>3.74897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839968" calcext:value-type="float">
            <text:p>3.8399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64721" calcext:value-type="float">
            <text:p>3.647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734599" calcext:value-type="float">
            <text:p>3.7345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3.684235" calcext:value-type="float">
            <text:p>3.68423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092818" calcext:value-type="float">
            <text:p>4.0928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564962" calcext:value-type="float">
            <text:p>3.56496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95422" calcext:value-type="float">
            <text:p>3.0954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74135" calcext:value-type="float">
            <text:p>3.2741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980181" calcext:value-type="float">
            <text:p>2.9801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27939" calcext:value-type="float">
            <text:p>3.02793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320423" calcext:value-type="float">
            <text:p>3.3204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751527" calcext:value-type="float">
            <text:p>2.7515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627205" calcext:value-type="float">
            <text:p>3.6272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62465" calcext:value-type="float">
            <text:p>3.562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34365" calcext:value-type="float">
            <text:p>2.6343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111212" calcext:value-type="float">
            <text:p>3.1112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71083" calcext:value-type="float">
            <text:p>3.37108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342927" calcext:value-type="float">
            <text:p>3.3429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03373" calcext:value-type="float">
            <text:p>3.4033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100993" calcext:value-type="float">
            <text:p>3.1009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3257" calcext:value-type="float">
            <text:p>2.32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389835" calcext:value-type="float">
            <text:p>2.3898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042919" calcext:value-type="float">
            <text:p>3.0429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1771" calcext:value-type="float">
            <text:p>4.3717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141506" calcext:value-type="float">
            <text:p>3.1415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066455" calcext:value-type="float">
            <text:p>3.06645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16336" calcext:value-type="float">
            <text:p>2.9163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594026" calcext:value-type="float">
            <text:p>4.5940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4.137972" calcext:value-type="float">
            <text:p>4.1379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979483" calcext:value-type="float">
            <text:p>3.9794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352881" calcext:value-type="float">
            <text:p>4.3528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18185" calcext:value-type="float">
            <text:p>4.181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111549" calcext:value-type="float">
            <text:p>4.11154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12898" calcext:value-type="float">
            <text:p>4.21289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273241" calcext:value-type="float">
            <text:p>4.27324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923232" calcext:value-type="float">
            <text:p>5.92323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9.074405" calcext:value-type="float">
            <text:p>9.07440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76565" calcext:value-type="float">
            <text:p>4.7765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243409" calcext:value-type="float">
            <text:p>4.243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36312" calcext:value-type="float">
            <text:p>4.1363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994644" calcext:value-type="float">
            <text:p>3.99464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648533" calcext:value-type="float">
            <text:p>3.6485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682954" calcext:value-type="float">
            <text:p>3.6829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863694" calcext:value-type="float">
            <text:p>3.86369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14015" calcext:value-type="float">
            <text:p>3.4140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790317" calcext:value-type="float">
            <text:p>2.7903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29798" calcext:value-type="float">
            <text:p>3.3297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63143" calcext:value-type="float">
            <text:p>3.163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853019" calcext:value-type="float">
            <text:p>2.8530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55746" calcext:value-type="float">
            <text:p>4.05574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83338" calcext:value-type="float">
            <text:p>4.0833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30198" calcext:value-type="float">
            <text:p>3.4301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65453" calcext:value-type="float">
            <text:p>4.1654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4.524298" calcext:value-type="float">
            <text:p>4.52429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28838" calcext:value-type="float">
            <text:p>3.7288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519042" calcext:value-type="float">
            <text:p>3.5190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95457" calcext:value-type="float">
            <text:p>3.4954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8614" calcext:value-type="float">
            <text:p>3.9386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906" calcext:value-type="float">
            <text:p>3.589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312" calcext:value-type="float">
            <text:p>3.1283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5359" calcext:value-type="float">
            <text:p>3.8353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4.353786" calcext:value-type="float">
            <text:p>4.35378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00887" calcext:value-type="float">
            <text:p>3.50088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70265" calcext:value-type="float">
            <text:p>3.87026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22373" calcext:value-type="float">
            <text:p>4.62237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40297" calcext:value-type="float">
            <text:p>5.34029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654712" calcext:value-type="float">
            <text:p>4.6547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089006" calcext:value-type="float">
            <text:p>4.0890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75515" calcext:value-type="float">
            <text:p>3.5755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634148" calcext:value-type="float">
            <text:p>3.6341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8614" calcext:value-type="float">
            <text:p>3.286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031197" calcext:value-type="float">
            <text:p>4.03119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81583" calcext:value-type="float">
            <text:p>3.78158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94937" calcext:value-type="float">
            <text:p>3.4949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22846" calcext:value-type="float">
            <text:p>3.52284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397683" calcext:value-type="float">
            <text:p>3.3976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223021" calcext:value-type="float">
            <text:p>4.2230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61881" calcext:value-type="float">
            <text:p>3.5618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53727" calcext:value-type="float">
            <text:p>3.55372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38906" calcext:value-type="float">
            <text:p>3.83890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94747" calcext:value-type="float">
            <text:p>3.3947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547804" calcext:value-type="float">
            <text:p>3.54780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2103" calcext:value-type="float">
            <text:p>3.221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64598" calcext:value-type="float">
            <text:p>3.1645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90037" calcext:value-type="float">
            <text:p>2.9900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142481" calcext:value-type="float">
            <text:p>3.14248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office:value-type="float" office:value="3.151141" calcext:value-type="float">
            <text:p>3.1511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82263" calcext:value-type="float">
            <text:p>3.68226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242541" calcext:value-type="float">
            <text:p>3.24254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5986" calcext:value-type="float">
            <text:p>2.859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07492" calcext:value-type="float">
            <text:p>3.3074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53533" calcext:value-type="float">
            <text:p>3.0535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68373" calcext:value-type="float">
            <text:p>3.1683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06682" calcext:value-type="float">
            <text:p>3.60668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821463" calcext:value-type="float">
            <text:p>2.8214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67866" calcext:value-type="float">
            <text:p>3.7678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98557" calcext:value-type="float">
            <text:p>3.6985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969532" calcext:value-type="float">
            <text:p>2.96953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38869" calcext:value-type="float">
            <text:p>3.5388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84454" calcext:value-type="float">
            <text:p>3.8445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8381" calcext:value-type="float">
            <text:p>3.6838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904203" calcext:value-type="float">
            <text:p>3.9042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380441" calcext:value-type="float">
            <text:p>3.38044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426115" calcext:value-type="float">
            <text:p>2.4261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514968" calcext:value-type="float">
            <text:p>2.5149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141096" calcext:value-type="float">
            <text:p>3.1410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2579" calcext:value-type="float">
            <text:p>4.3725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267032" calcext:value-type="float">
            <text:p>3.2670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1607" calcext:value-type="float">
            <text:p>3.216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5506" calcext:value-type="float">
            <text:p>2.9550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256887" calcext:value-type="float">
            <text:p>5.25688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4.185865" calcext:value-type="float">
            <text:p>4.1858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047953" calcext:value-type="float">
            <text:p>4.04795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18828" calcext:value-type="float">
            <text:p>4.4188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34013" calcext:value-type="float">
            <text:p>3.9340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34413" calcext:value-type="float">
            <text:p>3.7344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42642" calcext:value-type="float">
            <text:p>3.8426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11087" calcext:value-type="float">
            <text:p>3.21108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27843" calcext:value-type="float">
            <text:p>3.2784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05193" calcext:value-type="float">
            <text:p>3.70519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260384" calcext:value-type="float">
            <text:p>3.2603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394363" calcext:value-type="float">
            <text:p>3.3943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61899" calcext:value-type="float">
            <text:p>3.3618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82964" calcext:value-type="float">
            <text:p>3.48296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65011" calcext:value-type="float">
            <text:p>3.3650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04741" calcext:value-type="float">
            <text:p>3.5047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54507" calcext:value-type="float">
            <text:p>3.6545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35892" calcext:value-type="float">
            <text:p>3.23589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741157" calcext:value-type="float">
            <text:p>2.74115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36899" calcext:value-type="float">
            <text:p>3.2368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027164" calcext:value-type="float">
            <text:p>3.0271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798644" calcext:value-type="float">
            <text:p>2.79864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14187" calcext:value-type="float">
            <text:p>4.01418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51711" calcext:value-type="float">
            <text:p>4.05171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507" calcext:value-type="float">
            <text:p>3.3955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22782" calcext:value-type="float">
            <text:p>4.12278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4.490497" calcext:value-type="float">
            <text:p>4.49049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02321" calcext:value-type="float">
            <text:p>3.7023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96515" calcext:value-type="float">
            <text:p>3.4965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79992" calcext:value-type="float">
            <text:p>3.47999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6245" calcext:value-type="float">
            <text:p>3.9362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593" calcext:value-type="float">
            <text:p>3.5859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118" calcext:value-type="float">
            <text:p>3.1281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4526" calcext:value-type="float">
            <text:p>3.8345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4.353786" calcext:value-type="float">
            <text:p>4.3537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00887" calcext:value-type="float">
            <text:p>3.50088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70265" calcext:value-type="float">
            <text:p>3.87026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22373" calcext:value-type="float">
            <text:p>4.62237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40297" calcext:value-type="float">
            <text:p>5.34029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654712" calcext:value-type="float">
            <text:p>4.6547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089006" calcext:value-type="float">
            <text:p>4.0890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75515" calcext:value-type="float">
            <text:p>3.5755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634148" calcext:value-type="float">
            <text:p>3.63414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8614" calcext:value-type="float">
            <text:p>3.286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031197" calcext:value-type="float">
            <text:p>4.03119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81583" calcext:value-type="float">
            <text:p>3.78158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94937" calcext:value-type="float">
            <text:p>3.4949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22846" calcext:value-type="float">
            <text:p>3.5228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397683" calcext:value-type="float">
            <text:p>3.39768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223021" calcext:value-type="float">
            <text:p>4.2230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61881" calcext:value-type="float">
            <text:p>3.5618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53727" calcext:value-type="float">
            <text:p>3.5537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38906" calcext:value-type="float">
            <text:p>3.83890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94747" calcext:value-type="float">
            <text:p>3.3947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547804" calcext:value-type="float">
            <text:p>3.5478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2103" calcext:value-type="float">
            <text:p>3.2210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64598" calcext:value-type="float">
            <text:p>3.16459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90037" calcext:value-type="float">
            <text:p>2.99003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142481" calcext:value-type="float">
            <text:p>3.14248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0" calcext:value-type="float">
            <text:p>150</text:p>
          </table:table-cell>
          <table:table-cell office:value-type="float" office:value="3.151141" calcext:value-type="float">
            <text:p>3.15114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82263" calcext:value-type="float">
            <text:p>3.68226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242541" calcext:value-type="float">
            <text:p>3.2425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5986" calcext:value-type="float">
            <text:p>2.8598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07492" calcext:value-type="float">
            <text:p>3.30749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53533" calcext:value-type="float">
            <text:p>3.05353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68373" calcext:value-type="float">
            <text:p>3.16837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06682" calcext:value-type="float">
            <text:p>3.60668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821463" calcext:value-type="float">
            <text:p>2.8214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67866" calcext:value-type="float">
            <text:p>3.76786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98557" calcext:value-type="float">
            <text:p>3.69855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969532" calcext:value-type="float">
            <text:p>2.9695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38869" calcext:value-type="float">
            <text:p>3.5388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84454" calcext:value-type="float">
            <text:p>3.8445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8381" calcext:value-type="float">
            <text:p>3.683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904203" calcext:value-type="float">
            <text:p>3.90420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380441" calcext:value-type="float">
            <text:p>3.38044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2.426115" calcext:value-type="float">
            <text:p>2.4261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514968" calcext:value-type="float">
            <text:p>2.51496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141096" calcext:value-type="float">
            <text:p>3.14109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372579" calcext:value-type="float">
            <text:p>4.37257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267032" calcext:value-type="float">
            <text:p>3.2670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1607" calcext:value-type="float">
            <text:p>3.216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5506" calcext:value-type="float">
            <text:p>2.955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256887" calcext:value-type="float">
            <text:p>5.2568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4.185865" calcext:value-type="float">
            <text:p>4.18586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047953" calcext:value-type="float">
            <text:p>4.04795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18828" calcext:value-type="float">
            <text:p>4.41882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34013" calcext:value-type="float">
            <text:p>3.9340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34413" calcext:value-type="float">
            <text:p>3.7344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42642" calcext:value-type="float">
            <text:p>3.84264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11087" calcext:value-type="float">
            <text:p>3.21108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27843" calcext:value-type="float">
            <text:p>3.278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05193" calcext:value-type="float">
            <text:p>3.70519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260384" calcext:value-type="float">
            <text:p>3.2603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394363" calcext:value-type="float">
            <text:p>3.39436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61899" calcext:value-type="float">
            <text:p>3.36189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82964" calcext:value-type="float">
            <text:p>3.4829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65011" calcext:value-type="float">
            <text:p>3.3650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04741" calcext:value-type="float">
            <text:p>3.50474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54507" calcext:value-type="float">
            <text:p>3.6545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35892" calcext:value-type="float">
            <text:p>3.23589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741157" calcext:value-type="float">
            <text:p>2.7411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36899" calcext:value-type="float">
            <text:p>3.2368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027164" calcext:value-type="float">
            <text:p>3.027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2.798644" calcext:value-type="float">
            <text:p>2.79864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14187" calcext:value-type="float">
            <text:p>4.0141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51711" calcext:value-type="float">
            <text:p>4.0517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507" calcext:value-type="float">
            <text:p>3.3955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122782" calcext:value-type="float">
            <text:p>4.1227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" calcext:value-type="float">
            <text:p>50</text:p>
          </table:table-cell>
          <table:table-cell office:value-type="float" office:value="4.490497" calcext:value-type="float">
            <text:p>4.49049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02321" calcext:value-type="float">
            <text:p>3.7023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96515" calcext:value-type="float">
            <text:p>3.4965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79992" calcext:value-type="float">
            <text:p>3.47999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36245" calcext:value-type="float">
            <text:p>3.9362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593" calcext:value-type="float">
            <text:p>3.5859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28118" calcext:value-type="float">
            <text:p>3.1281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34526" calcext:value-type="float">
            <text:p>3.83452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7231" calcext:value-type="float">
            <text:p>3.64723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6387" calcext:value-type="float">
            <text:p>3.3963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76621" calcext:value-type="float">
            <text:p>3.3766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00606" calcext:value-type="float">
            <text:p>4.5006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8447" calcext:value-type="float">
            <text:p>3.84844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71926" calcext:value-type="float">
            <text:p>3.7719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018" calcext:value-type="float">
            <text:p>3.74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65117" calcext:value-type="float">
            <text:p>3.0651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639674" calcext:value-type="float">
            <text:p>3.63967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3304" calcext:value-type="float">
            <text:p>3.12330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52552" calcext:value-type="float">
            <text:p>3.35255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535771" calcext:value-type="float">
            <text:p>3.535771</text:p>
          </table:table-cell>
        </table:table-row>
        <table:table-row table:style-name="ro1">
          <table:table-cell/>
          <table:table-cell office:value-type="float" office:value="87.565506" calcext:value-type="float">
            <text:p>87.565506</text:p>
          </table:table-cell>
          <table:table-cell office:value-type="float" office:value="3.954156" calcext:value-type="float">
            <text:p>3.954156</text:p>
          </table:table-cell>
        </table:table-row>
        <table:table-row table:style-name="ro1">
          <table:table-cell/>
          <table:table-cell office:value-type="float" office:value="90.630934" calcext:value-type="float">
            <text:p>90.630934</text:p>
          </table:table-cell>
          <table:table-cell office:value-type="float" office:value="3.8152" calcext:value-type="float">
            <text:p>3.8152</text:p>
          </table:table-cell>
        </table:table-row>
        <table:table-row table:style-name="ro1">
          <table:table-cell/>
          <table:table-cell office:value-type="float" office:value="93.733338" calcext:value-type="float">
            <text:p>93.733338</text:p>
          </table:table-cell>
          <table:table-cell office:value-type="float" office:value="3.898822" calcext:value-type="float">
            <text:p>3.898822</text:p>
          </table:table-cell>
        </table:table-row>
        <table:table-row table:style-name="ro1">
          <table:table-cell/>
          <table:table-cell office:value-type="float" office:value="96.860474" calcext:value-type="float">
            <text:p>96.860474</text:p>
          </table:table-cell>
          <table:table-cell office:value-type="float" office:value="5.194645" calcext:value-type="float">
            <text:p>5.194645</text:p>
          </table:table-cell>
        </table:table-row>
      </table:table>
      <table:table table:name="Sheet2" table:style-name="ta1">
        <table:shapes>
          <draw:frame draw:z-index="0" draw:style-name="gr1" draw:text-style-name="P1" svg:width="32.545cm" svg:height="11.05cm" svg:x="2.367cm" svg:y="1.354cm">
            <draw:object draw:notify-on-update-of-ranges="plot_points.B1:plot_points.B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16cm" svg:height="6.64cm" svg:x="2.643cm" svg:y="12.667cm">
            <draw:object draw:notify-on-update-of-ranges="plot_points.C1:plot_points.C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ot_points.B1:plot_points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3:47:46.969522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0T14:03:40.802003065</dc:date>
    <meta:editing-duration>PT2H10M29S</meta:editing-duration>
    <meta:editing-cycles>13</meta:editing-cycles>
    <meta:generator>LibreOffice/6.4.6.2$Linux_X86_64 LibreOffice_project/40$Build-2</meta:generator>
    <meta:document-statistic meta:table-count="2" meta:cell-count="21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66b3" draw:fill-color="#0066b3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B1:plot_points.B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C1:plot_points.C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C1:plot_points.C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98644">
                <text:p>2.798644</text:p>
                <draw:g>
                  <svg:desc>plot_points.C1:plot_points.C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14187">
                <text:p>4.01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51711">
                <text:p>4.051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95507">
                <text:p>3.39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22782">
                <text:p>4.122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90497">
                <text:p>4.490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321">
                <text:p>3.702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96515">
                <text:p>3.496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79992">
                <text:p>3.479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36245">
                <text:p>3.93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8593">
                <text:p>3.5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28118">
                <text:p>3.128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34526">
                <text:p>3.834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35771">
                <text:p>3.535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54156">
                <text:p>3.954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152">
                <text:p>3.8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98822">
                <text:p>3.898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94645">
                <text:p>5.194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53786">
                <text:p>4.353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00887">
                <text:p>3.500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70265">
                <text:p>3.870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22373">
                <text:p>4.622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40297">
                <text:p>5.340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54712">
                <text:p>4.654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9006">
                <text:p>4.089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75515">
                <text:p>3.575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34148">
                <text:p>3.634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8614">
                <text:p>3.28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31197">
                <text:p>4.031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1583">
                <text:p>3.781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94937">
                <text:p>3.494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2846">
                <text:p>3.522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97683">
                <text:p>3.397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23021">
                <text:p>4.223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61881">
                <text:p>3.561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53727">
                <text:p>3.553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38906">
                <text:p>3.838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94747">
                <text:p>3.394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47804">
                <text:p>3.547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2103">
                <text:p>3.22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64598">
                <text:p>3.164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90037">
                <text:p>2.990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2481">
                <text:p>3.1424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1141">
                <text:p>3.151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82263">
                <text:p>3.682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42541">
                <text:p>3.242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5986">
                <text:p>2.85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07492">
                <text:p>3.3074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53533">
                <text:p>3.053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68373">
                <text:p>3.168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06682">
                <text:p>3.606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21463">
                <text:p>2.821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67866">
                <text:p>3.767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98557">
                <text:p>3.698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69532">
                <text:p>2.969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38869">
                <text:p>3.538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4454">
                <text:p>3.844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8381">
                <text:p>3.68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04203">
                <text:p>3.904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80441">
                <text:p>3.380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26115">
                <text:p>2.426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14968">
                <text:p>2.514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41096">
                <text:p>3.141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2579">
                <text:p>4.372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67032">
                <text:p>3.267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1607">
                <text:p>3.21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5506">
                <text:p>2.95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56887">
                <text:p>5.256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85865">
                <text:p>4.1858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7953">
                <text:p>4.047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18828">
                <text:p>4.4188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34013">
                <text:p>3.934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34413">
                <text:p>3.734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42642">
                <text:p>3.842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34617">
                <text:p>3.2346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7843">
                <text:p>3.278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05193">
                <text:p>3.705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60384">
                <text:p>3.260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94363">
                <text:p>3.394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61899">
                <text:p>3.361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82964">
                <text:p>3.482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65011">
                <text:p>3.3650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04741">
                <text:p>3.504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54507">
                <text:p>3.654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5892">
                <text:p>3.235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41157">
                <text:p>2.7411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36899">
                <text:p>3.236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27164">
                <text:p>3.027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98644">
                <text:p>2.798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14187">
                <text:p>4.014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51711">
                <text:p>4.0517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95507">
                <text:p>3.395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22782">
                <text:p>4.1227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90497">
                <text:p>4.490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02321">
                <text:p>3.702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96515">
                <text:p>3.496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79992">
                <text:p>3.479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36245">
                <text:p>3.936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8593">
                <text:p>3.58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28118">
                <text:p>3.128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34526">
                <text:p>3.834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535771">
                <text:p>3.535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54156">
                <text:p>3.954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152">
                <text:p>3.8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98822">
                <text:p>3.8988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94645">
                <text:p>5.194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53786">
                <text:p>4.3537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500887">
                <text:p>3.5008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70265">
                <text:p>3.870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622373">
                <text:p>4.622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40297">
                <text:p>5.340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54712">
                <text:p>4.654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89006">
                <text:p>4.089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75515">
                <text:p>3.575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34148">
                <text:p>3.634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8614">
                <text:p>3.28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31197">
                <text:p>4.031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781583">
                <text:p>3.781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4937">
                <text:p>3.4949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22846">
                <text:p>3.522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97683">
                <text:p>3.3976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223021">
                <text:p>4.2230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61881">
                <text:p>3.5618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53727">
                <text:p>3.5537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38906">
                <text:p>3.838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94747">
                <text:p>3.394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47804">
                <text:p>3.547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2103">
                <text:p>3.22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4598">
                <text:p>3.164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90037">
                <text:p>2.990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42481">
                <text:p>3.1424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51141">
                <text:p>3.151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82263">
                <text:p>3.6822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42541">
                <text:p>3.2425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5986">
                <text:p>2.859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07492">
                <text:p>3.307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53533">
                <text:p>3.0535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68373">
                <text:p>3.168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06682">
                <text:p>3.606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1463">
                <text:p>2.8214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67866">
                <text:p>3.7678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98557">
                <text:p>3.6985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69532">
                <text:p>2.9695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38869">
                <text:p>3.5388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4454">
                <text:p>3.84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8381">
                <text:p>3.683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04203">
                <text:p>3.904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80441">
                <text:p>3.3804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26115">
                <text:p>2.426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14968">
                <text:p>2.514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41096">
                <text:p>3.141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72579">
                <text:p>4.3725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67032">
                <text:p>3.267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1607">
                <text:p>3.21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5506">
                <text:p>2.955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256887">
                <text:p>5.256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85865">
                <text:p>4.185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47953">
                <text:p>4.0479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18828">
                <text:p>4.418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34013">
                <text:p>3.934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34413">
                <text:p>3.734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2642">
                <text:p>3.842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234617">
                <text:p>3.2346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27843">
                <text:p>3.278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05193">
                <text:p>3.705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60384">
                <text:p>3.2603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94363">
                <text:p>3.3943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361899">
                <text:p>3.361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82964">
                <text:p>3.48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65011">
                <text:p>3.365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04741">
                <text:p>3.5047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54507">
                <text:p>3.654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35892">
                <text:p>3.2358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41157">
                <text:p>2.7411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36899">
                <text:p>3.236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27164">
                <text:p>3.027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98644">
                <text:p>2.798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14187">
                <text:p>4.0141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51711">
                <text:p>4.0517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95507">
                <text:p>3.3955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22782">
                <text:p>4.122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490497">
                <text:p>4.490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02321">
                <text:p>3.7023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96515">
                <text:p>3.4965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79992">
                <text:p>3.479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36245">
                <text:p>3.936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8593">
                <text:p>3.585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28118">
                <text:p>3.1281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34526">
                <text:p>3.8345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35771">
                <text:p>3.5357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54156">
                <text:p>3.954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152">
                <text:p>3.8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98822">
                <text:p>3.898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194645">
                <text:p>5.194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53786">
                <text:p>4.3537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00887">
                <text:p>3.5008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70265">
                <text:p>3.8702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22373">
                <text:p>4.6223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40297">
                <text:p>5.340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259267">
                <text:p>27.2592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791617">
                <text:p>20.7916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638478">
                <text:p>4.6384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87427">
                <text:p>2.874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41448">
                <text:p>2.441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28995">
                <text:p>2.228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097">
                <text:p>2.10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61509">
                <text:p>2.0615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42594">
                <text:p>2.0425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21271">
                <text:p>2.0212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92712">
                <text:p>1.9927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56542">
                <text:p>1.9565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18206">
                <text:p>1.9182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879082">
                <text:p>1.879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39757">
                <text:p>1.8397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03249">
                <text:p>1.803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69124">
                <text:p>1.7691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36228">
                <text:p>1.7362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04964">
                <text:p>1.704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75197">
                <text:p>1.6751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46807">
                <text:p>1.646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.172073">
                <text:p>69.1720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588472">
                <text:p>32.5884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95422">
                <text:p>3.0954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4135">
                <text:p>3.2741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80181">
                <text:p>2.9801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27939">
                <text:p>3.027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320423">
                <text:p>3.3204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51527">
                <text:p>2.7515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27205">
                <text:p>3.6272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62465">
                <text:p>3.5624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34365">
                <text:p>2.6343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11212">
                <text:p>3.1112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71083">
                <text:p>3.371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42927">
                <text:p>3.3429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03373">
                <text:p>3.4033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00993">
                <text:p>3.100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257">
                <text:p>2.32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389835">
                <text:p>2.3898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37919">
                <text:p>3.0379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71771">
                <text:p>4.3717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41506">
                <text:p>3.141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66455">
                <text:p>3.066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916336">
                <text:p>2.9163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594026">
                <text:p>4.5940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37972">
                <text:p>4.1379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79483">
                <text:p>3.9794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52881">
                <text:p>4.3528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8185">
                <text:p>4.181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11549">
                <text:p>4.1115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212898">
                <text:p>4.2128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623241">
                <text:p>4.6232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031565">
                <text:p>6.0315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449405">
                <text:p>9.4494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776565">
                <text:p>4.7765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243409">
                <text:p>4.2434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36312">
                <text:p>4.136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97616">
                <text:p>3.9976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64423">
                <text:p>3.6644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707783">
                <text:p>3.7077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98709">
                <text:p>3.898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465187">
                <text:p>3.4651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805555">
                <text:p>2.8055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364209">
                <text:p>3.3642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248396">
                <text:p>3.2483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891231">
                <text:p>2.8912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9569">
                <text:p>4.095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125839">
                <text:p>4.125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475508">
                <text:p>3.475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250863">
                <text:p>4.2508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611301">
                <text:p>4.6113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09222">
                <text:p>3.8092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6142">
                <text:p>3.61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5778">
                <text:p>3.57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5644">
                <text:p>3.956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629244">
                <text:p>3.6292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73841">
                <text:p>3.173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55517">
                <text:p>3.8555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730435">
                <text:p>3.7304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45052">
                <text:p>3.450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486218">
                <text:p>3.4862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651748">
                <text:p>4.6517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036087">
                <text:p>4.0360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03731">
                <text:p>4.037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071148">
                <text:p>4.071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27357">
                <text:p>3.2273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32071">
                <text:p>3.9320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597738">
                <text:p>4.5977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07249">
                <text:p>4.1072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13783">
                <text:p>4.2137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401622">
                <text:p>5.4016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091478">
                <text:p>6.0914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72027">
                <text:p>4.720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51947">
                <text:p>4.4519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58173">
                <text:p>5.58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0676">
                <text:p>4.406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579511">
                <text:p>3.5795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844671">
                <text:p>3.8446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70224">
                <text:p>4.702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137381">
                <text:p>5.1373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390325">
                <text:p>5.3903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730893">
                <text:p>4.7308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22859">
                <text:p>4.122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372644">
                <text:p>4.3726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569536">
                <text:p>3.569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174675">
                <text:p>5.1746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24315">
                <text:p>4.243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00281">
                <text:p>3.900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060786">
                <text:p>4.0607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888049">
                <text:p>3.8880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023702">
                <text:p>5.0237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195567">
                <text:p>4.1955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06807">
                <text:p>4.2068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429359">
                <text:p>4.4293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839212">
                <text:p>3.8392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853793">
                <text:p>3.853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748974">
                <text:p>3.7489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839968">
                <text:p>3.8399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4721">
                <text:p>3.647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740982">
                <text:p>3.7409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84235">
                <text:p>3.6842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102818">
                <text:p>4.1028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4962">
                <text:p>3.564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095422">
                <text:p>3.0954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74135">
                <text:p>3.2741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980181">
                <text:p>2.9801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027939">
                <text:p>3.0279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320423">
                <text:p>3.3204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751527">
                <text:p>2.7515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27205">
                <text:p>3.627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562465">
                <text:p>3.5624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34365">
                <text:p>2.6343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111212">
                <text:p>3.1112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371083">
                <text:p>3.3710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342927">
                <text:p>3.3429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403373">
                <text:p>3.4033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100993">
                <text:p>3.1009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3257">
                <text:p>2.32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389835">
                <text:p>2.3898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042919">
                <text:p>3.0429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371771">
                <text:p>4.3717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41506">
                <text:p>3.1415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066455">
                <text:p>3.066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16336">
                <text:p>2.9163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594026">
                <text:p>4.5940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137972">
                <text:p>4.1379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79483">
                <text:p>3.9794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352881">
                <text:p>4.3528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18185">
                <text:p>4.181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111549">
                <text:p>4.1115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212898">
                <text:p>4.2128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360741">
                <text:p>4.3607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956565">
                <text:p>5.9565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199405">
                <text:p>9.1994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776565">
                <text:p>4.776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243409">
                <text:p>4.243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136312">
                <text:p>4.1363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97616">
                <text:p>3.9976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664423">
                <text:p>3.6644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707783">
                <text:p>3.7077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98709">
                <text:p>3.8987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465187">
                <text:p>3.4651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05555">
                <text:p>2.8055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364209">
                <text:p>3.3642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48396">
                <text:p>3.2483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891231">
                <text:p>2.8912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9569">
                <text:p>4.095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5839">
                <text:p>4.1258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475508">
                <text:p>3.4755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250863">
                <text:p>4.2508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611301">
                <text:p>4.6113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809222">
                <text:p>3.809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6142">
                <text:p>3.61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5778">
                <text:p>3.57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5644">
                <text:p>3.95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629244">
                <text:p>3.6292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173841">
                <text:p>3.1738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55517">
                <text:p>3.855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30435">
                <text:p>3.730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5052">
                <text:p>3.450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486218">
                <text:p>3.4862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651748">
                <text:p>4.6517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036087">
                <text:p>4.0360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03731">
                <text:p>4.037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071148">
                <text:p>4.0711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227357">
                <text:p>3.2273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32071">
                <text:p>3.9320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597738">
                <text:p>4.5977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107249">
                <text:p>4.1072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13783">
                <text:p>4.213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377872">
                <text:p>5.3778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075644">
                <text:p>6.0756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72027">
                <text:p>4.72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451947">
                <text:p>4.451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58173">
                <text:p>5.5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0676">
                <text:p>4.406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79511">
                <text:p>3.5795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44671">
                <text:p>3.8446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70224">
                <text:p>4.702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137381">
                <text:p>5.1373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390325">
                <text:p>5.3903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730893">
                <text:p>4.7308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122859">
                <text:p>4.1228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2644">
                <text:p>4.3726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569536">
                <text:p>3.5695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150491">
                <text:p>5.1504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215694">
                <text:p>4.2156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00281">
                <text:p>3.900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054137">
                <text:p>4.054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80681">
                <text:p>3.8806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023702">
                <text:p>5.0237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194004">
                <text:p>4.194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206807">
                <text:p>4.2068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16859">
                <text:p>4.4168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839212">
                <text:p>3.8392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42404">
                <text:p>3.8424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748974">
                <text:p>3.7489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39968">
                <text:p>3.8399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64721">
                <text:p>3.647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734599">
                <text:p>3.7345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684235">
                <text:p>3.6842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092818">
                <text:p>4.0928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564962">
                <text:p>3.5649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95422">
                <text:p>3.0954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274135">
                <text:p>3.2741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80181">
                <text:p>2.9801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027939">
                <text:p>3.0279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320423">
                <text:p>3.3204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751527">
                <text:p>2.7515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627205">
                <text:p>3.6272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562465">
                <text:p>3.562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634365">
                <text:p>2.6343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11212">
                <text:p>3.1112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371083">
                <text:p>3.371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342927">
                <text:p>3.3429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03373">
                <text:p>3.4033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100993">
                <text:p>3.1009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3257">
                <text:p>2.32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389835">
                <text:p>2.3898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042919">
                <text:p>3.0429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371771">
                <text:p>4.3717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41506">
                <text:p>3.1415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66455">
                <text:p>3.066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16336">
                <text:p>2.9163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594026">
                <text:p>4.5940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137972">
                <text:p>4.1379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79483">
                <text:p>3.9794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352881">
                <text:p>4.3528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18185">
                <text:p>4.181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111549">
                <text:p>4.1115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212898">
                <text:p>4.2128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73241">
                <text:p>4.2732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923232">
                <text:p>5.9232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074405">
                <text:p>9.0744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776565">
                <text:p>4.7765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243409">
                <text:p>4.2434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136312">
                <text:p>4.1363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994644">
                <text:p>3.9946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648533">
                <text:p>3.6485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682954">
                <text:p>3.6829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863694">
                <text:p>3.8636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14015">
                <text:p>3.4140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790317">
                <text:p>2.7903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329798">
                <text:p>3.3297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63143">
                <text:p>3.1631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853019">
                <text:p>2.8530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055746">
                <text:p>4.0557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083338">
                <text:p>4.0833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430198">
                <text:p>3.4301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165453">
                <text:p>4.1654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524298">
                <text:p>4.5242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728838">
                <text:p>3.7288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19042">
                <text:p>3.5190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495457">
                <text:p>3.4954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938614">
                <text:p>3.9386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8906">
                <text:p>3.589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128312">
                <text:p>3.128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835359">
                <text:p>3.8353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535771">
                <text:p>3.5357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954156">
                <text:p>3.954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8152">
                <text:p>3.81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898822">
                <text:p>3.8988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194645">
                <text:p>5.1946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353786">
                <text:p>4.3537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00887">
                <text:p>3.5008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870265">
                <text:p>3.8702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622373">
                <text:p>4.6223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0297">
                <text:p>5.3402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654712">
                <text:p>4.6547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089006">
                <text:p>4.0890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75515">
                <text:p>3.5755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634148">
                <text:p>3.6341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28614">
                <text:p>3.286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031197">
                <text:p>4.0311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781583">
                <text:p>3.7815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494937">
                <text:p>3.4949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22846">
                <text:p>3.5228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397683">
                <text:p>3.3976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223021">
                <text:p>4.2230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61881">
                <text:p>3.5618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53727">
                <text:p>3.5537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38906">
                <text:p>3.8389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394747">
                <text:p>3.3947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547804">
                <text:p>3.5478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22103">
                <text:p>3.221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64598">
                <text:p>3.1645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990037">
                <text:p>2.9900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142481">
                <text:p>3.1424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51141">
                <text:p>3.1511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82263">
                <text:p>3.682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242541">
                <text:p>3.2425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85986">
                <text:p>2.859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307492">
                <text:p>3.3074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053533">
                <text:p>3.0535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168373">
                <text:p>3.1683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06682">
                <text:p>3.6066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821463">
                <text:p>2.8214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767866">
                <text:p>3.7678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98557">
                <text:p>3.6985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969532">
                <text:p>2.9695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538869">
                <text:p>3.5388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84454">
                <text:p>3.844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8381">
                <text:p>3.683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904203">
                <text:p>3.9042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380441">
                <text:p>3.3804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426115">
                <text:p>2.4261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514968">
                <text:p>2.5149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141096">
                <text:p>3.1410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372579">
                <text:p>4.3725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267032">
                <text:p>3.2670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21607">
                <text:p>3.216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95506">
                <text:p>2.955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256887">
                <text:p>5.2568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185865">
                <text:p>4.18586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047953">
                <text:p>4.0479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418828">
                <text:p>4.4188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34013">
                <text:p>3.934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734413">
                <text:p>3.734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842642">
                <text:p>3.8426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11087">
                <text:p>3.2110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27843">
                <text:p>3.278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705193">
                <text:p>3.7051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260384">
                <text:p>3.2603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394363">
                <text:p>3.3943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361899">
                <text:p>3.3618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482964">
                <text:p>3.4829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365011">
                <text:p>3.3650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04741">
                <text:p>3.504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54507">
                <text:p>3.6545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235892">
                <text:p>3.2358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41157">
                <text:p>2.7411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236899">
                <text:p>3.2368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027164">
                <text:p>3.0271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798644">
                <text:p>2.7986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014187">
                <text:p>4.014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051711">
                <text:p>4.0517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395507">
                <text:p>3.3955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22782">
                <text:p>4.1227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490497">
                <text:p>4.4904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02321">
                <text:p>3.7023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496515">
                <text:p>3.4965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479992">
                <text:p>3.4799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936245">
                <text:p>3.9362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58593">
                <text:p>3.585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128118">
                <text:p>3.1281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34526">
                <text:p>3.8345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535771">
                <text:p>3.5357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54156">
                <text:p>3.9541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8152">
                <text:p>3.81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898822">
                <text:p>3.8988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194645">
                <text:p>5.1946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353786">
                <text:p>4.3537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500887">
                <text:p>3.5008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70265">
                <text:p>3.8702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622373">
                <text:p>4.6223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340297">
                <text:p>5.3402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654712">
                <text:p>4.6547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089006">
                <text:p>4.0890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575515">
                <text:p>3.5755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634148">
                <text:p>3.6341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28614">
                <text:p>3.286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031197">
                <text:p>4.0311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81583">
                <text:p>3.7815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494937">
                <text:p>3.4949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522846">
                <text:p>3.5228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397683">
                <text:p>3.3976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223021">
                <text:p>4.2230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561881">
                <text:p>3.5618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553727">
                <text:p>3.5537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38906">
                <text:p>3.8389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394747">
                <text:p>3.3947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547804">
                <text:p>3.5478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22103">
                <text:p>3.221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64598">
                <text:p>3.1645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990037">
                <text:p>2.9900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142481">
                <text:p>3.1424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51141">
                <text:p>3.1511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682263">
                <text:p>3.6822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242541">
                <text:p>3.2425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5986">
                <text:p>2.859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307492">
                <text:p>3.3074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053533">
                <text:p>3.0535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68373">
                <text:p>3.1683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606682">
                <text:p>3.6066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821463">
                <text:p>2.8214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767866">
                <text:p>3.7678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698557">
                <text:p>3.6985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969532">
                <text:p>2.9695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538869">
                <text:p>3.5388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4454">
                <text:p>3.844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68381">
                <text:p>3.683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904203">
                <text:p>3.9042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380441">
                <text:p>3.3804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426115">
                <text:p>2.4261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514968">
                <text:p>2.5149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41096">
                <text:p>3.1410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372579">
                <text:p>4.3725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267032">
                <text:p>3.2670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21607">
                <text:p>3.216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95506">
                <text:p>2.955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56887">
                <text:p>5.2568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185865">
                <text:p>4.1858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047953">
                <text:p>4.0479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418828">
                <text:p>4.418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934013">
                <text:p>3.9340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734413">
                <text:p>3.734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42642">
                <text:p>3.8426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211087">
                <text:p>3.2110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27843">
                <text:p>3.278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705193">
                <text:p>3.7051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260384">
                <text:p>3.2603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394363">
                <text:p>3.3943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361899">
                <text:p>3.3618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82964">
                <text:p>3.4829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365011">
                <text:p>3.3650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504741">
                <text:p>3.5047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654507">
                <text:p>3.6545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235892">
                <text:p>3.2358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741157">
                <text:p>2.7411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236899">
                <text:p>3.2368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027164">
                <text:p>3.027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798644">
                <text:p>2.798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014187">
                <text:p>4.0141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051711">
                <text:p>4.0517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395507">
                <text:p>3.3955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122782">
                <text:p>4.1227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.490497">
                <text:p>4.4904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702321">
                <text:p>3.7023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496515">
                <text:p>3.4965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479992">
                <text:p>3.4799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36245">
                <text:p>3.9362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58593">
                <text:p>3.585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128118">
                <text:p>3.1281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34526">
                <text:p>3.8345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647231">
                <text:p>3.6472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396387">
                <text:p>3.3963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376621">
                <text:p>3.3766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500606">
                <text:p>4.5006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848447">
                <text:p>3.8484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771926">
                <text:p>3.7719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74018">
                <text:p>3.740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065117">
                <text:p>3.0651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639674">
                <text:p>3.6396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123304">
                <text:p>3.1233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352552">
                <text:p>3.3525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535771">
                <text:p>3.535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